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491cm" fo:min-width="2.08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491cm" fo:min-width="2.08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491cm" fo:min-width="2.08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2.491cm" fo:min-width="2.0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Стили_20_стрелок_20_3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Стили_20_стрелок_20_4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Стили_20_стрелок_20_6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Стили_20_стрелок_20_7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2.491cm" fo:min-width="2.08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afd095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972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Web-server" draw:style-name="gr1" draw:text-style-name="P2" xml:id="id1" draw:id="id1" draw:layer="layout" svg:width="2.579cm" svg:height="2.74cm" svg:x="4.4cm" svg:y="1.9cm">
          <text:p text:style-name="P1"><text:span text:style-name="T1">Web</text:span></text:p>
          <text:p text:style-name="P1"><text:span text:style-name="T2">Nginx</text:span></text:p>
          <text:p text:style-name="P1"><text:span text:style-name="T2">Apache</text:span></text:p>
          <text:p text:style-name="P1"><text:span text:style-name="T2">MySQL Source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" draw:id="id2" draw:layer="layout" svg:width="2.579cm" svg:height="2.74cm" svg:x="14.071cm" svg:y="1.9cm">
          <text:p text:style-name="P1"><text:span text:style-name="T1">MySQL</text:span><text:span text:style-name="T2"> Replica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4" draw:id="id4" draw:layer="layout" svg:width="2.579cm" svg:height="2.74cm" svg:x="9.608cm" svg:y="9.91cm">
          <text:p text:style-name="P1"><text:span text:style-name="T1">Monitoring</text:span></text:p>
          <text:p text:style-name="P1"><text:span text:style-name="T2">Prometheus, Grafana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xml:id="id3" draw:id="id3" draw:layer="layout" svg:width="2.579cm" svg:height="2.74cm" svg:x="9.558cm" svg:y="5.273cm">
          <text:p text:style-name="P5"><text:span text:style-name="T1">Backups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8" draw:layer="layout" draw:type="line" svg:x1="6.979cm" svg:y1="3.27cm" svg:x2="14.071cm" svg:y2="3.27cm" draw:start-shape="id1" draw:start-glue-point="8" draw:end-shape="id2" draw:end-glue-point="6" svg:d="M6979 3270h7092" svg:viewBox="0 0 7093 1">
          <text:p text:style-name="P7"><text:span text:style-name="T3">MySQL binlogs</text:span></text:p>
        </draw:connector>
        <draw:connector draw:style-name="gr6" draw:text-style-name="P9" draw:layer="layout" draw:type="line" svg:x1="14.071cm" svg:y1="3.27cm" svg:x2="10.848cm" svg:y2="5.273cm" draw:start-shape="id2" draw:start-glue-point="6" draw:end-shape="id3" draw:end-glue-point="5" svg:d="M14071 3270l-3223 2003" svg:viewBox="0 0 3224 2004">
          <text:p text:style-name="P7"><text:span text:style-name="T3">MySQL dumps,</text:span></text:p>
          <text:p text:style-name="P7"><text:span text:style-name="T3">binlogs</text:span></text:p>
        </draw:connector>
        <draw:connector draw:style-name="gr7" draw:text-style-name="P9" draw:layer="layout" draw:type="line" svg:x1="9.558cm" svg:y1="6.643cm" svg:x2="5.69cm" svg:y2="4.64cm" draw:start-shape="id3" draw:start-glue-point="6" draw:end-shape="id1" draw:end-glue-point="7" svg:d="M9558 6643l-3868-2003" svg:viewBox="0 0 3869 2004">
          <text:p text:style-name="P7"><text:span text:style-name="T3">Restore data, configs</text:span></text:p>
        </draw:connector>
        <draw:connector draw:style-name="gr8" draw:text-style-name="P9" draw:layer="layout" draw:type="line" svg:x1="6.979cm" svg:y1="3.27cm" svg:x2="10.848cm" svg:y2="5.273cm" draw:start-shape="id1" draw:start-glue-point="8" draw:end-shape="id3" draw:end-glue-point="5" svg:d="M6979 3270l3869 2003" svg:viewBox="0 0 3870 2004">
          <text:p text:style-name="P7"><text:span text:style-name="T3">Nginx, Apache, Wordpress</text:span></text:p>
          <text:p text:style-name="P7"><text:span text:style-name="T3">Data backups</text:span></text:p>
        </draw:connector>
        <draw:custom-shape draw:style-name="gr9" draw:text-style-name="P10" xml:id="id5" draw:id="id5" draw:layer="layout" svg:width="2.579cm" svg:height="2.74cm" svg:x="4.4cm" svg:y="9.91cm">
          <text:p text:style-name="P1"><text:span text:style-name="T1">Logs</text:span></text:p>
          <text:p text:style-name="P1"><text:span text:style-name="T2">ELK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draw:type="line" svg:x1="5.69cm" svg:y1="4.64cm" svg:x2="10.898cm" svg:y2="9.91cm" draw:start-shape="id1" draw:start-glue-point="7" draw:end-shape="id4" draw:end-glue-point="5" svg:d="M5690 4640l5208 5270" svg:viewBox="0 0 5209 5271">
          <text:p/>
        </draw:connector>
        <draw:connector draw:style-name="gr11" draw:text-style-name="P8" draw:layer="layout" svg:x1="15.36cm" svg:y1="4.64cm" svg:x2="12.187cm" svg:y2="11.28cm" draw:start-shape="id2" draw:end-shape="id4" draw:end-glue-point="8" svg:d="M15360 4640v6640h-3173" svg:viewBox="0 0 3174 6641">
          <text:p/>
        </draw:connector>
        <draw:connector draw:style-name="gr12" draw:text-style-name="P8" draw:layer="layout" draw:type="line" svg:x1="6.979cm" svg:y1="11.28cm" svg:x2="9.608cm" svg:y2="11.28cm" draw:start-shape="id5" draw:start-glue-point="8" draw:end-shape="id4" draw:end-glue-point="6" svg:d="M6979 11280h2629" svg:viewBox="0 0 2630 1">
          <text:p/>
        </draw:connector>
        <draw:connector draw:style-name="gr13" draw:text-style-name="P8" draw:layer="layout" draw:type="line" svg:x1="5.69cm" svg:y1="4.64cm" svg:x2="5.69cm" svg:y2="9.91cm" draw:start-shape="id1" draw:start-glue-point="7" draw:end-shape="id5" draw:end-glue-point="5" svg:d="M5690 4640v5270" svg:viewBox="0 0 1 5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guide-distance="0.6cm" draw:start-guide="0.7cm" draw:end-guide="0.7cm" draw:unit="automatic" draw:show-unit="false" draw:placing="below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none" draw:start-line-spacing-horizontal="1.5cm" draw:start-line-spacing-vertical="1.2cm" draw:end-line-spacing-horizontal="1.4cm" draw:end-line-spacing-vertical="1.1cm" draw:line-distance="1.2cm" draw:guide-overhang="1cm" draw:measure-align="inside" draw:measure-vertical-align="center"/>
      <style:paragraph-properties fo:margin-left="0.2cm" fo:margin-right="0cm" fo:text-indent="0cm" loext:tab-stop-distance="0cm">
        <style:tab-stops/>
      </style:paragraph-properties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06:14.124627812</meta:creation-date>
    <dc:date>2024-11-22T00:15:41.413039573</dc:date>
    <meta:editing-duration>PT19M30S</meta:editing-duration>
    <meta:editing-cycles>7</meta:editing-cycles>
    <meta:generator>LibreOffice/24.8.2.1$Linux_X86_64 LibreOffice_project/480$Build-1</meta:generator>
    <meta:print-date>2024-11-21T23:20:53.998601924</meta:print-date>
    <meta:printed-by>Файлы PDF</meta:printed-by>
    <meta:document-statistic meta:object-count="13"/>
  </office:meta>
</office:document-meta>
</file>